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font-size="12pt" fo:font-style="normal" style:font-size-asian="12pt" style:font-style-asian="normal" style:font-size-complex="12pt" style:font-style-complex="normal"/>
    </style:style>
    <style:style style:name="P3" style:family="paragraph" style:parent-style-name="Text_20_body">
      <style:paragraph-properties fo:margin-left="0cm" fo:margin-right="0cm" fo:margin-top="0cm" fo:margin-bottom="0cm" fo:text-indent="0cm" style:auto-text-indent="false"/>
    </style:style>
    <style:style style:name="P4" style:family="paragraph" style:parent-style-name="Text_20_body">
      <style:paragraph-properties fo:margin-left="0cm" fo:margin-right="0cm" fo:margin-top="0cm" fo:margin-bottom="0cm" fo:text-indent="0cm" style:auto-text-indent="false"/>
      <style:text-properties fo:color="#000000"/>
    </style:style>
    <style:style style:name="P5" style:family="paragraph" style:parent-style-name="Text_20_body">
      <style:paragraph-properties fo:margin-left="0cm" fo:margin-right="0cm" fo:margin-top="0cm" fo:margin-bottom="0cm" fo:text-indent="0cm" style:auto-text-indent="false"/>
      <style:text-properties fo:color="#000000" fo:font-weight="normal" style:font-weight-asian="normal" style:font-weight-complex="normal"/>
    </style:style>
    <style:style style:name="P6" style:family="paragraph" style:parent-style-name="Text_20_body">
      <style:paragraph-properties fo:margin-left="0cm" fo:margin-right="0cm" fo:margin-top="0cm" fo:margin-bottom="0cm" fo:text-align="justify" style:justify-single-word="false" fo:text-indent="0cm" style:auto-text-indent="false"/>
    </style:style>
    <style:style style:name="P7" style:family="paragraph" style:parent-style-name="Body_20_Text_20_First_20_Indent">
      <style:paragraph-properties fo:margin-left="0cm" fo:margin-right="0cm" fo:text-align="center" style:justify-single-word="false" fo:text-indent="0cm" style:auto-text-indent="false"/>
    </style:style>
    <style:style style:name="P8"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1"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2" style:family="paragraph" style:parent-style-name="Text_20_body">
      <style:paragraph-properties fo:margin-left="0cm" fo:margin-right="0cm" fo:text-indent="0cm" style:auto-text-indent="false"/>
      <style:text-properties fo:color="#000000"/>
    </style:style>
    <style:style style:name="P13" style:family="paragraph" style:parent-style-name="Text_20_body">
      <style:paragraph-properties fo:margin-left="1.27cm" fo:margin-right="0cm" fo:text-indent="0cm" style:auto-text-indent="false"/>
    </style:style>
    <style:style style:name="P14" style:family="paragraph" style:parent-style-name="Text_20_body">
      <style:paragraph-properties fo:margin-left="1.27cm" fo:margin-right="0cm" fo:text-indent="0cm" style:auto-text-indent="false"/>
      <style:text-properties fo:color="#000000"/>
    </style:style>
    <style:style style:name="P15" style:family="paragraph" style:parent-style-name="Text_20_body">
      <style:paragraph-properties fo:margin-left="1.27cm" fo:margin-right="0cm" fo:text-indent="0cm" style:auto-text-indent="false"/>
      <style:text-properties fo:color="#000000" style:text-underline-style="none"/>
    </style:style>
    <style:style style:name="P16" style:family="paragraph" style:parent-style-name="Text_20_body">
      <style:paragraph-properties fo:margin-left="1.27cm" fo:margin-right="0cm" fo:text-indent="0cm"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Date">
      <style:paragraph-properties fo:margin-left="6.35cm" fo:margin-right="0cm" fo:text-indent="0cm" style:auto-text-indent="false"/>
    </style:style>
    <style:style style:name="P18" style:family="paragraph" style:parent-style-name="Text_20_body">
      <style:text-properties fo:color="#000000"/>
    </style:style>
    <style:style style:name="P19" style:family="paragraph" style:parent-style-name="Text_20_body">
      <style:text-properties fo:color="#000000" fo:font-style="normal" style:font-style-asian="normal" style:font-style-complex="normal"/>
    </style:style>
    <style:style style:name="P20" style:family="paragraph" style:parent-style-name="Text_20_body">
      <style:text-properties fo:color="#000000" fo:font-style="italic" style:font-style-asian="italic" style:font-style-complex="italic"/>
    </style:style>
    <style:style style:name="P21" style:family="paragraph" style:parent-style-name="Text_20_body">
      <style:text-properties fo:font-size="12pt" style:font-size-asian="12pt" style:font-size-complex="12pt"/>
    </style:style>
    <style:style style:name="P22" style:family="paragraph" style:parent-style-name="Standard">
      <style:paragraph-properties fo:margin-left="-1.27cm" fo:margin-right="0cm" fo:margin-top="0cm" fo:margin-bottom="0cm" fo:line-height="100%" fo:text-indent="0cm" style:auto-text-indent="false" style:text-autospace="none" style:writing-mode="lr-tb"/>
      <style:text-properties style:font-name="Times New Roman" fo:font-size="12pt" style:font-size-asian="12pt" style:font-size-complex="12pt"/>
    </style:style>
    <style:style style:name="P23" style:family="paragraph" style:parent-style-name="Contents_20_2">
      <style:paragraph-properties>
        <style:tab-stops>
          <style:tab-stop style:position="14.034cm" style:type="right" style:leader-style="dotted" style:leader-text="."/>
        </style:tab-stops>
      </style:paragraph-properties>
    </style:style>
    <style:style style:name="P24" style:family="paragraph" style:parent-style-name="Contents_20_3">
      <style:paragraph-properties>
        <style:tab-stops>
          <style:tab-stop style:position="13.61cm" style:type="right" style:leader-style="dotted" style:leader-text="."/>
        </style:tab-stops>
      </style:paragraph-properties>
    </style:style>
    <style:style style:name="P25"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26"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list-style-name="L3">
      <style:paragraph-properties fo:margin-left="-1.27cm" fo:margin-right="0cm" fo:margin-top="0cm" fo:margin-bottom="0cm" fo:line-height="100%" fo:text-indent="0cm" style:auto-text-indent="false" style:text-autospace="none" style:writing-mode="lr-tb"/>
      <style:text-properties fo:color="#000000" style:font-name="Times New Roman" fo:font-size="12pt" style:font-size-asian="12pt" style:font-size-complex="12pt"/>
    </style:style>
    <style:style style:name="P29" style:family="paragraph" style:parent-style-name="Standard" style:list-style-name="L3">
      <style:paragraph-properties fo:margin-left="-1.27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0" style:family="paragraph" style:parent-style-name="Standard" style:list-style-name="L3">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1"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2" style:family="paragraph" style:parent-style-name="Standard" style:list-style-name="L3">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0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4"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5"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36" style:family="paragraph" style:parent-style-name="Body_20_Text_20_First_20_Indent">
      <style:paragraph-properties fo:margin-left="0cm" fo:margin-right="0cm" fo:text-align="start"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37" style:family="paragraph" style:parent-style-name="Text_20_body" style:list-style-name="L1">
      <style:paragraph-properties fo:margin-left="0cm" fo:margin-right="0cm" fo:margin-top="0cm" fo:margin-bottom="0cm" fo:text-indent="0cm" style:auto-text-indent="false"/>
      <style:text-properties fo:color="#000000" fo:font-weight="normal" style:font-weight-asian="normal" style:font-weight-complex="normal"/>
    </style:style>
    <style:style style:name="P38" style:family="paragraph" style:parent-style-name="Text_20_body" style:list-style-name="L2">
      <style:paragraph-properties fo:margin-left="0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weight="bold" style:font-name-asian="Courier" style:font-weight-asian="bold" style:font-name-complex="Courier"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name-asian="Courier" style:font-style-asian="italic" style:font-name-complex="Courier" style:font-style-complex="italic"/>
    </style:style>
    <style:style style:name="T6" style:family="text">
      <style:text-properties fo:font-size="11pt" fo:font-style="italic" fo:font-weight="bold" style:font-size-asian="11pt" style:font-style-asian="italic" style:font-weight-asian="bold" style:font-size-complex="11pt" style:font-style-complex="italic" style:font-weight-complex="bold"/>
    </style:style>
    <style:style style:name="T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f0000"/>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000000"/>
    </style:style>
    <style:style style:name="T16" style:family="text">
      <style:text-properties fo:color="#000000" fo:font-weight="bold" style:font-name-asian="Courier" style:font-weight-asian="bold" style:font-name-complex="Courier" style:font-weight-complex="bold"/>
    </style:style>
    <style:style style:name="T17" style:family="text">
      <style:text-properties fo:color="#000000" fo:font-style="italic" style:font-style-asian="italic" style:font-style-complex="italic"/>
    </style:style>
    <style:style style:name="T18" style:family="text">
      <style:text-properties fo:color="#000000" fo:font-weight="normal" style:font-name-asian="Courier" style:font-weight-asian="normal" style:font-name-complex="Courier" style:font-weight-complex="normal"/>
    </style:style>
    <style:style style:name="T19" style:family="text">
      <style:text-properties fo:font-weight="normal" style:font-weight-asian="normal" style:font-weight-complex="normal"/>
    </style:style>
    <style:style style:name="T20" style:family="text">
      <style:text-properties style:text-underline-style="none"/>
    </style:style>
    <style:style style:name="T21" style:family="text">
      <style:text-properties style:font-name-asian="Courier" style:font-name-complex="Courie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xCAT 2 on AIX</text:p>
      <text:p text:style-name="P8">Updating AIX cluster nodes</text:p>
      <text:p text:style-name="P8">FIRST DRAFT</text:p>
      <text:p text:style-name="P7"><text:s text:c="2"/>Version: 1.0</text:p>
      <text:p text:style-name="P17">Date: 3/27/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25"><text:a xlink:type="simple" xlink:href="#1.Overview|outline">1.0 Overview<text:tab/>1</text:a></text:p>
          <text:p text:style-name="P25"><text:a xlink:type="simple" xlink:href="#2.  Updating the xCAT cluster|outline">2.0 <text:s text:c="2"/>Updating the xCAT cluster<text:tab/>1</text:a></text:p>
          <text:p text:style-name="P23"><text:a xlink:type="simple" xlink:href="#2.1.Updating diskfull nodes|outline">2.1 Updating diskfull nodes<text:tab/>1</text:a></text:p>
          <text:p text:style-name="P24"><text:a xlink:type="simple" xlink:href="#2.1.1.Using the nimnodecust command|outline">2.1.1 Using the nimnodecust command<text:tab/>1</text:a></text:p>
          <text:p text:style-name="P24"><text:a xlink:type="simple" xlink:href="#2.1.2.Using the xdsh methood|outline">2.1.2 Using the xdsh methood<text:tab/>2</text:a></text:p>
          <text:p text:style-name="P23"><text:a xlink:type="simple" xlink:href="#2.2.Using the rolling update support |outline">2.2 Using the rolling update support <text:tab/>2</text:a></text:p>
          <text:p text:style-name="P23"><text:a xlink:type="simple" xlink:href="#2.3.Updating diskless nodes|outline">2.3 Updating diskless nodes<text:tab/>3</text:a></text:p>
          <text:p text:style-name="P24"><text:a xlink:type="simple" xlink:href="#2.3.1.Install additonal software|outline">2.3.1 Install additonal software<text:tab/>3</text:a></text:p>
          <text:p text:style-name="P24"><text:a xlink:type="simple" xlink:href="#2.3.2.Add or modify files|outline">2.3.2 Add or modify files<text:tab/>4</text:a></text:p>
          <text:p text:style-name="P23"><text:a xlink:type="simple" xlink:href="#2.4.Using the updatenode command|outline">2.4 Using the updatenode command<text:tab/>5</text:a></text:p>
          <text:p text:style-name="P25"><text:a xlink:type="simple" xlink:href="#3. Getting software and firmware levels|outline">3.0 <text:s/>Getting software and firmware levels<text:tab/>5</text:a></text:p>
          <text:p text:style-name="P23"><text:a xlink:type="simple" xlink:href="#3.1.Using the sinv command|outline">3.1 Using the sinv command<text:tab/>5</text:a></text:p>
        </text:index-body>
      </text:table-of-content>
      <text:p text:style-name="P1"/>
      <text:h text:style-name="Heading_20_1" text:outline-level="1">Overview</text:h>
      <text:p text:style-name="P26"/>
      <text:p text:style-name="P36">There are various techniques that can be used to update the nodes of an xCAT cluster. <text:s text:c="2"/>This document describes some of the basic support that is provided for AIX nodes.</text:p>
      <text:h text:style-name="Heading_20_1" text:outline-level="1"><text:s text:c="2"/>Updating the xCAT cluster</text:h>
      <text:h text:style-name="Heading_20_2" text:outline-level="2">Updating diskfull nodes</text:h>
      <text:h text:style-name="Heading_20_3" text:outline-level="3">Using the nimnodecust command</text:h>
      <text:p text:style-name="Standard"/>
      <text:p text:style-name="Standard">The xCAT <text:span text:style-name="T1">nimnodecust</text:span> command can be used to customize AIX/NIM standalone machines. <text:s/>This command uses underlying NIM support to perform the remote customization of AIX diskfull (standalone) nodes. <text:s/></text:p>
      <text:p text:style-name="Standard"/>
      <text:p text:style-name="Standard">The software packages and/or updates that you wish to install on the nodes must be copied to the appropriate directory locations in the NIM lpp_source resource that you are using for the nodes you wish to update. <text:s/></text:p>
      <text:p text:style-name="Standard"/>
      <text:p text:style-name="Text_20_body">The easiest way to do this is to use the “nim -o update” command. For example, assume all the required software has been copied and unwrapped in the /tmp/images directory. <text:s/></text:p>
      <text:p text:style-name="Text_20_body"><text:soft-page-break/>To add all the packages to the <text:s/>lpp_source resource named “<text:span text:style-name="T7">610SNimage_lpp_source” </text:span><text:s/>you could run the following command:</text:p>
      <text:p text:style-name="Text_20_body"><text:tab/><text:span text:style-name="T6">nim -o update -a packages=all -a source=/tmp/images <text:s/>610SNimage_lpp_source</text:span></text:p>
      <text:p text:style-name="P2">The NIM command will find the correct directories and update the lpp_source resource.</text:p>
      <text:p text:style-name="P2"/>
      <text:p text:style-name="P2">When using the <text:span text:style-name="T1">nimnodecust</text:span> command the packages you wish to install on the nodes may be specified with either a comma-separated list of package names or by a comma-separated list of installp_bundle names.</text:p>
      <text:p text:style-name="P2"/>
      <text:p text:style-name="P2">For example, To install the installp package "openssh.base.server" on an xCAT node named "node01" assuming the software has been copied to the “<text:span text:style-name="T8">610SNimage_lpp_source</text:span><text:span text:style-name="T7">” </text:span><text:span text:style-name="T19">lpp_source resource you could run the following command.</text:span> </text:p>
      <text:p text:style-name="P2"/>
      <text:p text:style-name="P2"><text:s text:c="15"/><text:span text:style-name="T4">nimnodecust -s <text:s/></text:span><text:span text:style-name="T6">610SNimage_lpp_source </text:span><text:span text:style-name="T4">-p openssh.base.server node01</text:span></text:p>
      <text:p text:style-name="Standard"/>
      <text:p text:style-name="Standard">For more details on using the <text:span text:style-name="T1">nimnodecust</text:span> command see the corresponding man page.</text:p>
      <text:h text:style-name="Heading_20_3" text:outline-level="3">Using the xdsh methood</text:h>
      <text:p text:style-name="Standard"/>
      <text:p text:style-name="Standard">Another method for updating a diskfull node would be to mount a directory containing the updates on the node and use the <text:span text:style-name="T1">xdsh</text:span> command to run the appropriate <text:span text:style-name="T1">installp</text:span> or <text:span text:style-name="T1">rpm</text:span> command.</text:p>
      <text:p text:style-name="Standard"/>
      <text:p text:style-name="Standard">- should put updates in lpp_source so they will be available for next install!</text:p>
      <text:p text:style-name="Standard"/>
      <text:p text:style-name="Standard">- <text:span text:style-name="T1">example - TBD</text:span></text:p>
      <text:h text:style-name="Heading_20_2" text:outline-level="2">Using the rolling update support </text:h>
      <text:p text:style-name="P27"/>
      <text:p text:style-name="P6">The <text:span text:style-name="T1">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1">rollupdate</text:span>.</text:p>
      <text:p text:style-name="P6"/>
      <text:p text:style-name="P6">Input to the <text:span text:style-name="T1">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6"/>
      <text:p text:style-name="P6">The <text:span text:style-name="T1">rollupdate</text:span> command will use the input data to determine each set of nodes that will be managed together as an update group. <text:s/>For each update group, a job <text:soft-page-break/>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6"/>
      <text:p text:style-name="P6">The <text:span text:style-name="T1">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6"/>
      <text:p text:style-name="P6">See the <text:span text:style-name="T1">rollupdate</text:span> man page for usage details.</text:p>
      <text:h text:style-name="Heading_20_2" text:outline-level="2">Updating diskless nodes</text:h>
      <text:p text:style-name="Standard"/>
      <text:p text:style-name="Standard">Updating a diskless node with fixes or additional software involves updating the SPOT that is being used to boot the node.</text:p>
      <text:p text:style-name="Standard"/>
      <text:p text:style-name="P12">There are two basic processes you can use to update a SPOT:</text:p>
      <text:list text:style-name="L1">
        <text:list-item>
          <text:p text:style-name="P37">Install additional <text:span text:style-name="T1">installp </text:span>file sets or <text:span text:style-name="T1">rpm</text:span> packages.</text:p>
        </text:list-item>
        <text:list-item>
          <text:p text:style-name="P37">Add or modify specific files, (such as /etc/inittab).</text:p>
        </text:list-item>
      </text:list>
      <text:p text:style-name="P5"/>
      <text:p text:style-name="P4"><text:span text:style-name="T1">Note: </text:span><text:span text:style-name="T10">You should not attempt to update a SPOT resource that is currently allocated to a node.</text:span><text:span text:style-name="T19"> <text:s/>If you need to update an allocated SPOT either you can shut down the nodes and deallocate the SPOT resource first or you can make a copy of the SPOT and update that.</text:span></text:p>
      <text:h text:style-name="Heading_20_3" text:outline-level="3">Install additonal software</text:h>
      <text:p text:style-name="P18">You can use the AIX <text:span text:style-name="T1">chcosi </text:span>command to install both <text:span text:style-name="T1">installp</text:span> file sets and <text:span text:style-name="T1">rpm</text:span> packages in a SPOT resource. <text:s/></text:p>
      <text:p text:style-name="P14"><text:span text:style-name="T1">Note</text:span>: I<text:span text:style-name="T9">f the SPOT you want to update is currently allocated the </text:span><text:span text:style-name="T11">chcosi</text:span><text:span text:style-name="T9"> command will automatically attempt to create a copy of the SPOT to update. </text:span><text:span text:style-name="T20">To check to see if the SPOT is allocated you could run the following command.</text:span></text:p>
      <text:p text:style-name="P15"><text:tab/><text:span text:style-name="T3">lsnim -l &lt;spot name&gt;</text:span></text:p>
      <text:p text:style-name="P18">Before running the <text:span text:style-name="T1">chcosi</text:span> command you must add the new filesets and/or RPMs to the <text:span text:style-name="T3">lpp_source </text:span><text:s/>resource used to create the SPOT. <text:s/>If we assume the <text:span text:style-name="T3">lpp_source</text:span> location for <text:span text:style-name="T3">61cosi</text:span> is <text:span text:style-name="T3">/install/nim/lpp_source/61cosi_lpp. <text:s/></text:span><text:span text:style-name="T13">The </text:span><text:span text:style-name="T14">installp</text:span><text:span text:style-name="T3"> </text:span><text:span text:style-name="T13">packages </text:span><text:span text:style-name="T13">would go in:</text:span><text:span text:style-name="T3"> /install/nim/lpp_source/61cosi_lpp/installp/ppc </text:span><text:span text:style-name="T13">and the RPM packages would go in: </text:span><text:span text:style-name="T3">/install/nim/lpp_source/61cosi_lpp/RPMS/ppc.</text:span></text:p>
      <text:p text:style-name="P19">If you have lots of files to copy you might try using the “<text:span text:style-name="T1">nim -o update</text:span>” command. <text:s/>For example, if your new packages are in /tmp/myimages then you could run:</text:p>
      <text:p text:style-name="P20"><text:soft-page-break/><text:tab/>nim -o update -a packages=all -a source=/tmp/myimages 61cosi<text:tab/></text:p>
      <text:p text:style-name="P18"><text:span text:style-name="T13">The AIX </text:span><text:span text:style-name="T14">chcosi</text:span><text:span text:style-name="T13"> command supports installing, updating, rejecting, removing, and committing the </text:span><text:span text:style-name="T14">installp</text:span><text:span text:style-name="T13"> packages in the common image. <text:s/>See the </text:span><text:span text:style-name="T14">chcosi</text:span><text:span text:style-name="T13"> man page details.</text:span></text:p>
      <text:p text:style-name="P18">For example, to install and commit the optional OpenSSH packages from the AIX Expansion Pack you could issue the following command.</text:p>
      <text:p text:style-name="P16">chcosi –i –c –s <text:s/><text:span text:style-name="T15">61cosi_lpp </text:span>–f <text:s/>'openssh.base <text:s/>openssh.license openssh.man.en_US <text:s/>openssh.msg.en_US <text:s/>openssh.msg.EN_US' <text:s/>61cosi</text:p>
      <text:p text:style-name="P9">Any additional software that is needed can be installed in a similar manner.</text:p>
      <text:p text:style-name="P13"><text:span text:style-name="T1">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12">RPM packages may also be installed in the diskless image. <text:s text:c="2"/>You can use the <text:span text:style-name="T1">chcosi</text:span> command to install an RPM as follows.</text:p>
      <text:p text:style-name="P9"><text:span text:style-name="T12"><text:tab/></text:span><text:span text:style-name="T4">chcosi –i –s <text:s/>61cosi_lpp –f <text:s/>'R:mypack..aix5.3.ppc.rpm' <text:s/>61cosi</text:span></text:p>
      <text:h text:style-name="Heading_20_3" text:outline-level="3">Add or modify files</text:h>
      <text:p text:style-name="P9">You can also <text:span text:style-name="T9">update files</text:span> in the SPOT/COSI manually. <text:s/>The root file system for the diskless node will be created by copying the “<text:span text:style-name="T3">inst_root”</text:span> directory contained in the SPOT. <text:s/>In the SPOT we created for this example the “<text:span text:style-name="T3">inst_root</text:span>” directory would be:</text:p>
      <text:p text:style-name="P9"><text:tab/><text:span text:style-name="T6">/install/nim/spot/61cosi/usr/lpp/bos/inst_root/</text:span></text:p>
      <text:p text:style-name="P9">For example, if you need to update the <text:span text:style-name="T3">/etc/inittab</text:span> file that will be used on the diskless nodes you could edit:</text:p>
      <text:p text:style-name="P10"><text:tab/>/install/nim/spot/61cosi/usr/lpp/bos/inst_root/etc/inittab</text:p>
      <text:p text:style-name="P21">You can also copy specific files into the <text:span text:style-name="T3">inst_root </text:span>directory so they will be available when the nodes boot. <text:s/>For example, you could copy a script called <text:s/><text:span text:style-name="T3">myscript</text:span> to /<text:span text:style-name="T3">install/</text:span><text:span text:style-name="T17">nim/spot/</text:span><text:span text:style-name="T3">61cosi/usr/lpp/bos/inst_root/opt/foo/myscript </text:span>and then add an entry to<text:span text:style-name="T3"> /etc/inittab </text:span>so that it would be run when the node boots.</text:p>
      <text:p text:style-name="P11">All the diskless nodes that are booted using this SPOT will get a copy of <text:span text:style-name="T3">inst_root</text:span> as the initial root directory.</text:p>
      <text:p text:style-name="P11"><text:span text:style-name="T1">Note:</text:span> There are several files that you may want to consider updating in the SPOT <text:span text:style-name="T3">inst_root</text:span> directory. For example:</text:p>
      <text:list text:style-name="L2">
        <text:list-item>
          <text:p text:style-name="P38">/etc/hosts</text:p>
        </text:list-item>
        <text:list-item>
          <text:p text:style-name="P38">/etc/resolv.conf</text:p>
        </text:list-item>
        <text:list-item>
          <text:p text:style-name="P38">/etc/password</text:p>
        </text:list-item>
        <text:list-item>
          <text:p text:style-name="P38">/etc/profile</text:p>
        </text:list-item>
        <text:list-item>
          <text:p text:style-name="P38">etc.</text:p>
        </text:list-item>
      </text:list>
      <text:p text:style-name="P3"/>
      <text:h text:style-name="Heading_20_2" text:outline-level="2"><text:soft-page-break/>Using the updatenode command</text:h>
      <text:list text:style-name="L3">
        <text:list-header>
          <text:p text:style-name="P28"><text:span text:style-name="T21">You can use the </text:span><text:span text:style-name="T2">updatenode</text:span><text:span text:style-name="T21"> command to re-run xCAT postscripts or to run additional user-provided scripts on the cluster nodes. </text:span></text:p>
          <text:p text:style-name="P33"/>
          <text:p text:style-name="P29">Examples:</text:p>
          <text:p text:style-name="P29">(1) To re-run all the xCAT postscripts for the nodes:</text:p>
          <text:p text:style-name="P28"><text:span text:style-name="T21"><text:s text:c="2"/><text:tab/> </text:span><text:span text:style-name="T5">updatenode &lt;noderange&gt;</text:span><text:span text:style-name="T21"> </text:span></text:p>
          <text:p text:style-name="P29"/>
          <text:p text:style-name="P29">(2) To re-run the syslog postscripts for the nodes:</text:p>
          <text:p text:style-name="P28"><text:span text:style-name="T21"><text:s text:c="3"/><text:tab/></text:span><text:span text:style-name="T5">updatenode &lt;noderange&gt; syslog</text:span></text:p>
          <text:p text:style-name="P29"/>
          <text:p text:style-name="P30">(3) To run a list of user-provided scripts, make sure the scripts are copied to /install/postscripts directory, and then run the following:</text:p>
          <text:p text:style-name="P32"><text:span text:style-name="T21"><text:s text:c="3"/><text:tab/></text:span><text:span text:style-name="T5">updatenode &lt;noderange&gt; script1,script2</text:span></text:p>
        </text:list-header>
      </text:list>
      <text:p text:style-name="P31"/>
      <text:p text:style-name="P34">If you wish to have scripts run during the next node installation you must add the script names to the “postscripts” attribute of the node definitions.<text:tab/></text:p>
      <text:p text:style-name="P34"/>
      <text:p text:style-name="P22"><text:span text:style-name="T18"><text:tab/>See the </text:span><text:span text:style-name="T16">updatenode</text:span><text:span text:style-name="T18"> man page for additional information.</text:span></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on AIX - Updating AIX cluster nodes</dc:title>
    <meta:initial-creator>IBM_USER</meta:initial-creator>
    <meta:creation-date>2008-02-27T15:09:00</meta:creation-date>
    <dc:creator>XiaoPeng Wang</dc:creator>
    <dc:date>2009-04-08T10:46:08</dc:date>
    <meta:print-date>2008-06-30T12:21:55</meta:print-date>
    <meta:editing-cycles>387</meta:editing-cycles>
    <meta:editing-duration>P6DT16H32M47S</meta:editing-duration>
    <meta:user-defined meta:name="Info 1"/>
    <meta:user-defined meta:name="Info 2"/>
    <meta:user-defined meta:name="Info 3"/>
    <meta:user-defined meta:name="Info 4"/>
    <meta:document-statistic meta:table-count="0" meta:image-count="0" meta:object-count="0" meta:page-count="5" meta:paragraph-count="93" meta:word-count="1583" meta:character-count="9141"/>
  </office:meta>
</office:document-meta>
</file>